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5.75cm"/>
    </style:style>
    <style:style style:name="pr8" style:family="presentation" style:parent-style-name="Midnightblue-outline1">
      <style:graphic-properties fo:min-height="5.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HTML, XHTML, DHTML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TM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pa itu?</text:p>
              </text:list-item>
              <text:list-item>
                <text:p>Bagaimana implementasiny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XHTM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pa itu?</text:p>
              </text:list-item>
              <text:list-item>
                <text:p>Bagaimana Implementasiny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HTM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pa itu?</text:p>
              </text:list-item>
              <text:list-item>
                <text:p>Bagaimana implementasiny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7:22:38.587458725</meta:creation-date>
    <meta:editing-duration>PT1M59S</meta:editing-duration>
    <meta:editing-cycles>2</meta:editing-cycles>
    <meta:generator>LibreOffice/5.3.1.2$Linux_X86_64 LibreOffice_project/30m0$Build-2</meta:generator>
    <meta:initial-creator>P Tamami</meta:initial-creator>
    <dc:date>2018-02-08T07:24:37.158994178</dc:date>
    <dc:creator>P Tamami</dc:creator>
    <meta:document-statistic meta:object-count="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